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Barnet Ellynge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uneral address/</text:p>
      <text:p text:style-name="P3">My friends! <text:s/>For upwards of a quarter of a century, our brother,/ whose lifeless form now lies before us, was incapacitated from pursuing/ <text:span text:style-name="T1">his</text:span><text:span text:style-name="T2"> the career, that nature has ordained for us all here below, and/ which is thus described by the inspired Psalmist [Hebrew]/ "Man will go forth to his work, and to his labor until evening"/ Stricken with a direful distemper, he was cut off from that daily/ communion with the world, which while it promotes physical and/ moral health, benefits society at large. <text:s/>But though long led/ in comparative solitude, the life of Barnet Ellynge affords the/ survivors a noble lesson. <text:s/>I have heard many, when affected/ by some temporary evils, raise a voice of lament and call existence an/ insupportable burthen; our brother, my beloved hearers! afflicted/ with an incurable disease, neither chafed nor murmured against/ the disposition of Providence. <text:s/>It was the remark of those who/ visited him to cheer his loneliness, that the paralysis of the body/ had not palsied the mind, nor chilled the heart. <text:s/>Jovial he was,/ and extremely communicative. <text:s/>He evinced unabated </text:span><text:span text:style-name="T1">interest</text:span><text:span text:style-name="T2"> concern/ in current events, and that which particularly related to/ the welfare of his coreligionists, excited his most lively/ interest. <text:s/>But do you know, my friends! whence our deceased/ brother derived his serenity and strength amid his sore trials?/ <text:s/>He drew them from his consciousness of the justice and/</text:span></text:p>
      <text:p text:style-name="P3"><text:span text:style-name="T2"/></text:p>
      <text:p text:style-name="P3"><text:span text:style-name="T2">[Page 2]</text:span></text:p>
      <text:p text:style-name="P3"><text:span text:style-name="T2">wisdom of the Supreme. <text:s/>Often adverting to his former/ prosperity, and sound health, he would acknowledge that/ the Lord of goodness had not </text:span><text:span text:style-name="T1">chastened</text:span><text:span text:style-name="T2"> deprived him thereof without a cause,/ and in the language of Job, he would exclaim [Hebrew]/ "The Lord hath given, and the Lord hath taken, </text:span><text:soft-page-break/><text:span text:style-name="T2">may His/ name be ever blessed". <text:s/>But the Dweller in heaven who/ beheld his resignation accounted it righteousness, and/ charged an angel to watch over his protracted existence./ <text:s/>She who had delighted in his happiness--the wife of his/ bosom--became </text:span><text:span text:style-name="T1">the</text:span><text:span text:style-name="T2"> his tutelary guardian during the years of/ sorrow. <text:s/>Who shall adequately portray </text:span><text:span text:style-name="T1">her</text:span><text:span text:style-name="T2"> the unflinching/ devotion of that virtuous woman? <text:s/>I will not attempt/ it, lest I do her noble actions injustice; but with uplifted hands/ I will beseech the Master of compassions [Hebrew] to bestow/ upon her the blessings she most needs--mental tranquillity[sic!],/ and a future of uninterrupted ease and comfort among her/ surviving </text:span><text:span text:style-name="T1">f</text:span><text:span text:style-name="T2"> relatives and sympathising friends. <text:s/>And may/ He also vouchsafe to hearken unto the supplications which we/ will jointly pour forth for the </text:span><text:span text:style-name="T1">spiritual</text:span><text:span text:style-name="T2"> eternal salvation of our lamented/ brother. <text:s/>May He say unto the spirit [Hebrew]/ [Hebrew] "Come in peace, rest upon the allotted place,/ </text:span><text:span text:style-name="T1">and</text:span><text:span text:style-name="T2"> as he who hath walked uprightly before God". <text:s/>May this/ be his gracious will; and let us sa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5:51:15.60</meta:creation-date>
    <dc:date>2012-11-12T10:18:41.37</dc:date>
    <meta:editing-duration>PT19M3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65" meta:word-count="621" meta:character-count="4091"/>
  </office:meta>
</office:document-meta>
</file>